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office:font-face-decls>
  <office:automatic-styles>
    <style:style style:name="P1" style:family="paragraph" style:parent-style-name="Standard">
      <style:text-properties officeooo:rsid="00096f5b" officeooo:paragraph-rsid="00096f5b"/>
    </style:style>
    <style:style style:name="P2" style:family="paragraph" style:parent-style-name="Standard">
      <style:text-properties officeooo:rsid="000a90a8" officeooo:paragraph-rsid="000a90a8"/>
    </style:style>
    <style:style style:name="P3" style:family="paragraph" style:parent-style-name="Standard">
      <style:text-properties officeooo:rsid="000a90a8" officeooo:paragraph-rsid="000c1b60"/>
    </style:style>
    <style:style style:name="T1" style:family="text">
      <style:text-properties officeooo:rsid="000a90a8"/>
    </style:style>
    <style:style style:name="T2" style:family="text">
      <style:text-properties officeooo:rsid="000c1b60"/>
    </style:style>
    <style:style style:name="T3" style:family="text">
      <style:text-properties officeooo:rsid="000c9a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Как доехать ко мне на дачу из Москвы:<text:line-break/>1)Двумя электричками (Ярославский вокзал – Александров-1 – Рокша). На станции Рокша я вас встречу и пойдем пешком по полю. Последняя электричка <text:span text:style-name="T2">отправляется</text:span> в 17:<text:span text:style-name="T2">20.</text:span></text:p>
      <text:p text:style-name="P3">2)Поездом до ст. Берендеево. От <text:s/>туда пешком не дойти. Встретим на машине и доедем до дачи. <text:span text:style-name="T2">Последний такой поезд отправляется в 19:05.</text:span></text:p>
      <text:p text:style-name="P2">ВАЖНО <text:span text:style-name="T2">чуть заранее </text:span>предупредить, во сколько вас ждать на станции <text:span text:style-name="T2">7 мая. </text:span></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5T14:54:50.664562212</meta:creation-date>
    <dc:date>2022-04-05T23:11:03.030416551</dc:date>
    <meta:editing-duration>PT4H27M</meta:editing-duration>
    <meta:editing-cycles>1</meta:editing-cycles>
    <meta:document-statistic meta:table-count="0" meta:image-count="0" meta:object-count="0" meta:page-count="1" meta:paragraph-count="3" meta:word-count="64" meta:character-count="410" meta:non-whitespace-character-count="345"/>
    <meta:generator>LibreOffice/7.2.6.2$Linux_X86_64 LibreOffice_project/20$Build-2</meta:generator>
  </office:meta>
</office:document-meta>
</file>